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Calificaciones" table:style-name="ta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bre</text:p>
          </table:table-cell>
          <table:table-cell office:value-type="string">
            <text:p>Apellido(s)</text:p>
          </table:table-cell>
          <table:table-cell office:value-type="string">
            <text:p>Número de ID</text:p>
          </table:table-cell>
          <table:table-cell office:value-type="string">
            <text:p>Institución</text:p>
          </table:table-cell>
          <table:table-cell office:value-type="string">
            <text:p>Departamento</text:p>
          </table:table-cell>
          <table:table-cell office:value-type="string">
            <text:p>Dirección Email</text:p>
          </table:table-cell>
          <table:table-cell office:value-type="string">
            <text:p>Lección:Módulo 1: ¿Qué es Internet? (Real)</text:p>
          </table:table-cell>
          <table:table-cell office:value-type="string">
            <text:p>Lección:Módulo 2: CONEXIÓN A INTERNET (Real)</text:p>
          </table:table-cell>
          <table:table-cell office:value-type="string">
            <text:p>Lección:Módulo 3: Navegación por internet (Real)</text:p>
          </table:table-cell>
          <table:table-cell office:value-type="string">
            <text:p>Lección:Modulo 4: Aplicaciones de internet (Real)</text:p>
          </table:table-cell>
          <table:table-cell office:value-type="string">
            <text:p>Lección:Modulo 5: Cloud Computing (Real)</text:p>
          </table:table-cell>
          <table:table-cell office:value-type="string">
            <text:p>Examen:Evaluación Unidad 1 (Real)</text:p>
          </table:table-cell>
          <table:table-cell office:value-type="string">
            <text:p>Examen:Evaluación Unidad 2 (Real)</text:p>
          </table:table-cell>
          <table:table-cell office:value-type="string">
            <text:p>Examen:Evaluación Unidad 3 (Real)</text:p>
          </table:table-cell>
          <table:table-cell office:value-type="string">
            <text:p>Examen:Evaluación Unidad 4 (Real)</text:p>
          </table:table-cell>
          <table:table-cell office:value-type="string">
            <text:p>Examen:Evaluación Unidad 5 (Real)</text:p>
          </table:table-cell>
          <table:table-cell office:value-type="string">
            <text:p>Examen:Evaluación Final (Real)</text:p>
          </table:table-cell>
          <table:table-cell office:value-type="string">
            <text:p>Total del curso (Real)</text:p>
          </table:table-cell>
          <table:table-cell office:value-type="string">
            <text:p>Último descargado desde este curso</text:p>
          </table:table-cell>
        </table:table-row>
        <table:table-row>
          <table:table-cell office:value-type="string">
            <text:p>CRISTOPHER ROLANDO</text:p>
          </table:table-cell>
          <table:table-cell office:value-type="string">
            <text:p>ARREAGA MOLINA</text:p>
          </table:table-cell>
          <table:table-cell office:value-type="string">
            <text:p>20710631201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ristopherarreagamolina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2.14">
            <text:p>12.14</text:p>
          </table:table-cell>
          <table:table-cell office:value-type="float" office:value="10.71">
            <text:p>10.71</text:p>
          </table:table-cell>
          <table:table-cell office:value-type="float" office:value="11.79">
            <text:p>11.79</text:p>
          </table:table-cell>
          <table:table-cell office:value-type="float" office:value="12.50">
            <text:p>12.50</text:p>
          </table:table-cell>
          <table:table-cell office:value-type="float" office:value="13.57">
            <text:p>13.57</text:p>
          </table:table-cell>
          <table:table-cell office:value-type="float" office:value="20.51">
            <text:p>20.51</text:p>
          </table:table-cell>
          <table:table-cell office:value-type="float" office:value="81.23">
            <text:p>81.23</text:p>
          </table:table-cell>
          <table:table-cell office:value-type="string">
            <text:p>1718222088</text:p>
          </table:table-cell>
        </table:table-row>
        <table:table-row>
          <table:table-cell office:value-type="string">
            <text:p>WILLIAM FERNANDO</text:p>
          </table:table-cell>
          <table:table-cell office:value-type="string">
            <text:p>ARRIAGA ARGUETA</text:p>
          </table:table-cell>
          <table:table-cell office:value-type="string">
            <text:p>379692082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guetaw912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2.14">
            <text:p>12.14</text:p>
          </table:table-cell>
          <table:table-cell office:value-type="float" office:value="12.86">
            <text:p>12.86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2.86">
            <text:p>12.86</text:p>
          </table:table-cell>
          <table:table-cell office:value-type="float" office:value="21.15">
            <text:p>21.15</text:p>
          </table:table-cell>
          <table:table-cell office:value-type="float" office:value="89.01">
            <text:p>89.01</text:p>
          </table:table-cell>
          <table:table-cell office:value-type="string">
            <text:p>1718222088</text:p>
          </table:table-cell>
        </table:table-row>
        <table:table-row>
          <table:table-cell office:value-type="string">
            <text:p>XAVIER ANDRÃ©S</text:p>
          </table:table-cell>
          <table:table-cell office:value-type="string">
            <text:p>AYALA ALTAN</text:p>
          </table:table-cell>
          <table:table-cell office:value-type="string">
            <text:p>365383686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xavi.ayala.206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57">
            <text:p>8.57</text:p>
          </table:table-cell>
          <table:table-cell office:value-type="float" office:value="6.43">
            <text:p>6.43</text:p>
          </table:table-cell>
          <table:table-cell office:value-type="float" office:value="12.86">
            <text:p>12.86</text:p>
          </table:table-cell>
          <table:table-cell office:value-type="float" office:value="13.93">
            <text:p>13.93</text:p>
          </table:table-cell>
          <table:table-cell office:value-type="float" office:value="15.00">
            <text:p>15.00</text:p>
          </table:table-cell>
          <table:table-cell office:value-type="float" office:value="17.95">
            <text:p>17.95</text:p>
          </table:table-cell>
          <table:table-cell office:value-type="float" office:value="74.73">
            <text:p>74.73</text:p>
          </table:table-cell>
          <table:table-cell office:value-type="string">
            <text:p>1718222088</text:p>
          </table:table-cell>
        </table:table-row>
        <table:table-row>
          <table:table-cell office:value-type="string">
            <text:p>JUAN MANUEL</text:p>
          </table:table-cell>
          <table:table-cell office:value-type="string">
            <text:p>CUCHES GALICIA</text:p>
          </table:table-cell>
          <table:table-cell office:value-type="string">
            <text:p>362043043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chesjuan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71">
            <text:p>10.71</text:p>
          </table:table-cell>
          <table:table-cell office:value-type="float" office:value="10.71">
            <text:p>10.71</text:p>
          </table:table-cell>
          <table:table-cell office:value-type="float" office:value="13.93">
            <text:p>13.93</text:p>
          </table:table-cell>
          <table:table-cell office:value-type="float" office:value="11.25">
            <text:p>11.25</text:p>
          </table:table-cell>
          <table:table-cell office:value-type="float" office:value="15.00">
            <text:p>15.00</text:p>
          </table:table-cell>
          <table:table-cell office:value-type="float" office:value="25.00">
            <text:p>25.00</text:p>
          </table:table-cell>
          <table:table-cell office:value-type="float" office:value="86.61">
            <text:p>86.61</text:p>
          </table:table-cell>
          <table:table-cell office:value-type="string">
            <text:p>1718222088</text:p>
          </table:table-cell>
        </table:table-row>
        <table:table-row>
          <table:table-cell office:value-type="string">
            <text:p>JEFFRY JOSUÉ</text:p>
          </table:table-cell>
          <table:table-cell office:value-type="string">
            <text:p>GODÍNEZ ECHEVERRÍA</text:p>
          </table:table-cell>
          <table:table-cell office:value-type="string">
            <text:p>371949742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effrygodinez616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4.29">
            <text:p>14.29</text:p>
          </table:table-cell>
          <table:table-cell office:value-type="float" office:value="12.86">
            <text:p>12.86</text:p>
          </table:table-cell>
          <table:table-cell office:value-type="float" office:value="10.71">
            <text:p>10.71</text:p>
          </table:table-cell>
          <table:table-cell office:value-type="float" office:value="12.32">
            <text:p>12.32</text:p>
          </table:table-cell>
          <table:table-cell office:value-type="float" office:value="15.00">
            <text:p>15.00</text:p>
          </table:table-cell>
          <table:table-cell office:value-type="float" office:value="23.08">
            <text:p>23.08</text:p>
          </table:table-cell>
          <table:table-cell office:value-type="float" office:value="88.26">
            <text:p>88.26</text:p>
          </table:table-cell>
          <table:table-cell office:value-type="string">
            <text:p>1718222088</text:p>
          </table:table-cell>
        </table:table-row>
        <table:table-row>
          <table:table-cell office:value-type="string">
            <text:p>JEIMY MARIANA</text:p>
          </table:table-cell>
          <table:table-cell office:value-type="string">
            <text:p>GONZÃ¡LEZ LÃ³PEZ</text:p>
          </table:table-cell>
          <table:table-cell office:value-type="string">
            <text:p>207017093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eimy.gonzalez.lopez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2.86">
            <text:p>12.86</text:p>
          </table:table-cell>
          <table:table-cell office:value-type="float" office:value="12.14">
            <text:p>12.14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24.36">
            <text:p>24.36</text:p>
          </table:table-cell>
          <table:table-cell office:value-type="float" office:value="94.36">
            <text:p>94.36</text:p>
          </table:table-cell>
          <table:table-cell office:value-type="string">
            <text:p>1718222088</text:p>
          </table:table-cell>
        </table:table-row>
        <table:table-row>
          <table:table-cell office:value-type="string">
            <text:p>ARMANDO JOSUÉ</text:p>
          </table:table-cell>
          <table:table-cell office:value-type="string">
            <text:p>HERRERA MONROY</text:p>
          </table:table-cell>
          <table:table-cell office:value-type="string">
            <text:p>360032621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mandojosue365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2.86">
            <text:p>12.86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3.39">
            <text:p>13.39</text:p>
          </table:table-cell>
          <table:table-cell office:value-type="float" office:value="15.00">
            <text:p>15.00</text:p>
          </table:table-cell>
          <table:table-cell office:value-type="float" office:value="25.00">
            <text:p>25.00</text:p>
          </table:table-cell>
          <table:table-cell office:value-type="float" office:value="96.25">
            <text:p>96.25</text:p>
          </table:table-cell>
          <table:table-cell office:value-type="string">
            <text:p>1718222088</text:p>
          </table:table-cell>
        </table:table-row>
        <table:table-row>
          <table:table-cell office:value-type="string">
            <text:p>OBED ISAI</text:p>
          </table:table-cell>
          <table:table-cell office:value-type="string">
            <text:p>LORENZO VICENTE</text:p>
          </table:table-cell>
          <table:table-cell office:value-type="string">
            <text:p>372543545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bedisai1233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57">
            <text:p>8.57</text:p>
          </table:table-cell>
          <table:table-cell office:value-type="float" office:value="9.29">
            <text:p>9.29</text:p>
          </table:table-cell>
          <table:table-cell office:value-type="float" office:value="15.00">
            <text:p>15.00</text:p>
          </table:table-cell>
          <table:table-cell office:value-type="float" office:value="11.43">
            <text:p>11.43</text:p>
          </table:table-cell>
          <table:table-cell office:value-type="float" office:value="15.00">
            <text:p>15.00</text:p>
          </table:table-cell>
          <table:table-cell office:value-type="float" office:value="19.07">
            <text:p>19.07</text:p>
          </table:table-cell>
          <table:table-cell office:value-type="float" office:value="78.36">
            <text:p>78.36</text:p>
          </table:table-cell>
          <table:table-cell office:value-type="string">
            <text:p>1718222088</text:p>
          </table:table-cell>
        </table:table-row>
        <table:table-row>
          <table:table-cell office:value-type="string">
            <text:p>HÃ©CTOR ALEXANDER</text:p>
          </table:table-cell>
          <table:table-cell office:value-type="string">
            <text:p>LÃ³PEZ TZUL</text:p>
          </table:table-cell>
          <table:table-cell office:value-type="string">
            <text:p>359391931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exlopeztzul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29">
            <text:p>9.29</text:p>
          </table:table-cell>
          <table:table-cell office:value-type="float" office:value="12.86">
            <text:p>12.86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2.86">
            <text:p>12.86</text:p>
          </table:table-cell>
          <table:table-cell office:value-type="float" office:value="25.00">
            <text:p>25.00</text:p>
          </table:table-cell>
          <table:table-cell office:value-type="float" office:value="90.00">
            <text:p>90.00</text:p>
          </table:table-cell>
          <table:table-cell office:value-type="string">
            <text:p>1718222088</text:p>
          </table:table-cell>
        </table:table-row>
        <table:table-row>
          <table:table-cell office:value-type="string">
            <text:p>JARETH EMANUEL</text:p>
          </table:table-cell>
          <table:table-cell office:value-type="string">
            <text:p>ROSALES VILLEDA</text:p>
          </table:table-cell>
          <table:table-cell office:value-type="string">
            <text:p>376827467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aretherj2001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2.14">
            <text:p>12.14</text:p>
          </table:table-cell>
          <table:table-cell office:value-type="float" office:value="12.86">
            <text:p>12.86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25.00">
            <text:p>25.00</text:p>
          </table:table-cell>
          <table:table-cell office:value-type="float" office:value="95.00">
            <text:p>95.00</text:p>
          </table:table-cell>
          <table:table-cell office:value-type="string">
            <text:p>1718222088</text:p>
          </table:table-cell>
        </table:table-row>
        <table:table-row>
          <table:table-cell office:value-type="string">
            <text:p>NATTALIA IVANOVA</text:p>
          </table:table-cell>
          <table:table-cell office:value-type="string">
            <text:p>SANDOVAL TARACENA</text:p>
          </table:table-cell>
          <table:table-cell office:value-type="string">
            <text:p>377974765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.8nattalia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57">
            <text:p>8.57</text:p>
          </table:table-cell>
          <table:table-cell office:value-type="float" office:value="14.29">
            <text:p>14.29</text:p>
          </table:table-cell>
          <table:table-cell office:value-type="float" office:value="12.86">
            <text:p>12.86</text:p>
          </table:table-cell>
          <table:table-cell office:value-type="float" office:value="10.71">
            <text:p>10.71</text:p>
          </table:table-cell>
          <table:table-cell office:value-type="float" office:value="12.14">
            <text:p>12.14</text:p>
          </table:table-cell>
          <table:table-cell office:value-type="float" office:value="19.23">
            <text:p>19.23</text:p>
          </table:table-cell>
          <table:table-cell office:value-type="float" office:value="77.80">
            <text:p>77.80</text:p>
          </table:table-cell>
          <table:table-cell office:value-type="string">
            <text:p>1718222088</text:p>
          </table:table-cell>
        </table:table-row>
        <table:table-row>
          <table:table-cell office:value-type="string">
            <text:p>Jessica Esmeralda</text:p>
          </table:table-cell>
          <table:table-cell office:value-type="string">
            <text:p>Vasquez Momotic</text:p>
          </table:table-cell>
          <table:table-cell office:value-type="string">
            <text:p>352628790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ekaavasquez97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71">
            <text:p>10.71</text:p>
          </table:table-cell>
          <table:table-cell office:value-type="float" office:value="8.57">
            <text:p>8.5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9.29">
            <text:p>19.29</text:p>
          </table:table-cell>
          <table:table-cell office:value-type="string">
            <text:p>171822208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4.0.3 (Build: 20220822)</meta:generator>
    <meta:initial-creator>José Daniel Velásquez Orozco</meta:initial-creator>
    <meta:creation-date>2024-06-12T13:54:48</meta:creation-date>
    <meta:document-statistic meta:table-count="1" meta:cell-count="0" meta:object-count="0"/>
  </office:meta>
</office:document-meta>
</file>